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rrier new" svg:font-family="'Currier new'"/>
    <style:font-face style:name="Courier New" svg:font-family="'Courier New'" style:font-family-generic="modern"/>
    <style:font-face style:name="BPG Glaho" svg:font-family="'BPG Glaho'" style:font-pitch="variable"/>
    <style:font-face style:name="Likhan" svg:font-family="Likh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Разделы" style:family="table">
      <style:table-properties style:width="19.57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Разделы.A" style:family="table-column">
      <style:table-column-properties style:column-width="0.672cm" style:rel-column-width="2249*"/>
    </style:style>
    <style:style style:name="Разделы.B" style:family="table-column">
      <style:table-column-properties style:column-width="0.676cm" style:rel-column-width="2261*"/>
    </style:style>
    <style:style style:name="Разделы.C" style:family="table-column">
      <style:table-column-properties style:column-width="0.818cm" style:rel-column-width="2739*"/>
    </style:style>
    <style:style style:name="Разделы.D" style:family="table-column">
      <style:table-column-properties style:column-width="4.71cm" style:rel-column-width="15763*"/>
    </style:style>
    <style:style style:name="Разделы.E" style:family="table-column">
      <style:table-column-properties style:column-width="10.051cm" style:rel-column-width="33641*"/>
    </style:style>
    <style:style style:name="Разделы.F" style:family="table-column">
      <style:table-column-properties style:column-width="2.653cm" style:rel-column-width="8882*"/>
    </style:style>
    <style:style style:name="Разделы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Разделы.F1" style:family="table-cell">
      <style:table-cell-properties fo:padding="0.097cm" fo:border="0.002cm solid #000000"/>
    </style:style>
    <style:style style:name="Разделы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Разделы.B2" style:family="table-cell">
      <style:table-cell-properties fo:padding="0.097cm" fo:border-left="0.002cm solid #000000" fo:border-right="none" fo:border-top="none" fo:border-bottom="0.002cm solid #000000"/>
    </style:style>
    <style:style style:name="Разделы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Разделы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Разделы.E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Разделы.F1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Разделы.27" style:family="table-row">
      <style:table-row-properties style:min-row-height="1.556cm"/>
    </style:style>
    <style:style style:name="Разделы.28" style:family="table-row">
      <style:table-row-properties fo:background-color="transparent" style:keep-together="true" fo:keep-together="auto">
        <style:background-image/>
      </style:table-row-properties>
    </style:style>
    <style:style style:name="Разделы.E28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New" fo:font-size="15pt" style:font-size-asian="15pt" style:font-name-complex="Courier New" style:font-size-complex="15pt"/>
    </style:style>
    <style:style style:name="P2" style:family="paragraph" style:parent-style-name="Standard">
      <style:paragraph-properties fo:text-align="end" style:justify-single-word="false"/>
      <style:text-properties style:font-name="Courier New" fo:font-size="15pt" style:font-size-asian="15pt" style:font-name-complex="Courier New" style:font-size-complex="15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3pt" style:font-size-asian="13pt" style:font-name-complex="Courier New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3pt" fo:font-style="italic" fo:font-weight="normal" style:font-size-asian="13pt" style:font-style-asian="italic" style:font-weight-asian="normal" style:font-name-complex="Courier New" style:font-size-complex="13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3pt" fo:font-style="italic" fo:font-weight="bold" style:font-size-asian="13pt" style:font-style-asian="italic" style:font-weight-asian="bold" style:font-name-complex="Courier New" style:font-size-complex="13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3pt" fo:font-weight="bold" style:font-size-asian="13pt" style:font-weight-asian="bold" style:font-name-complex="Courier New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3pt" fo:language="en" fo:country="US" style:font-size-asian="13pt" style:font-name-complex="Courier New" style:font-size-complex="13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3pt" fo:language="en" fo:country="US" fo:font-weight="bold" style:font-size-asian="13pt" style:font-weight-asian="bold" style:font-name-complex="Courier New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3pt" fo:language="ru" fo:country="RU" fo:font-style="italic" fo:font-weight="bold" style:font-size-asian="13pt" style:font-style-asian="italic" style:font-weight-asian="bold" style:font-name-complex="Courier New" style:font-size-complex="13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3pt" fo:language="ru" fo:country="RU" fo:font-style="italic" fo:font-weight="normal" style:font-size-asian="13pt" style:font-style-asian="italic" style:font-weight-asian="normal" style:font-name-complex="Courier New" style:font-size-complex="13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3pt" fo:language="ru" fo:country="RU" style:font-size-asian="13pt" style:font-name-complex="Courier New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3pt" fo:language="ru" fo:country="RU" fo:font-style="normal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3pt" fo:font-style="normal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3pt" fo:font-weight="normal" style:font-size-asian="13pt" style:font-weight-asian="normal" style:font-name-complex="Courier New" style:font-size-complex="1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BPG Glaho" fo:font-size="13pt" fo:font-weight="bold" style:font-size-asian="13pt" style:font-weight-asian="bold" style:font-name-complex="Courier New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khan" fo:font-size="13pt" style:text-underline-style="none" fo:font-weight="normal" style:font-size-asian="13pt" style:font-weight-asian="normal" style:font-name-complex="Courier New" style:font-size-complex="13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khan" fo:font-size="13pt" fo:language="en" fo:country="US" style:text-underline-style="none" fo:font-weight="normal" style:font-size-asian="13pt" style:font-weight-asian="normal" style:font-name-complex="Courier New" style:font-size-complex="1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ejaVu Serif" fo:font-size="13pt" style:font-size-asian="13pt" style:font-name-complex="Courier New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3pt" fo:language="en" fo:country="US" style:font-size-asian="13pt" style:font-name-complex="Courier New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3pt" style:font-size-asian="13pt" style:font-name-complex="Courier New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3pt" fo:language="ru" fo:country="RU" style:font-size-asian="13pt" style:font-name-complex="Courier New" style:font-size-complex="13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3pt" fo:language="en" fo:country="US" style:font-size-asian="13pt" style:font-name-complex="Courier New" style:font-size-complex="13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text-properties style:font-name="Courier New" fo:font-size="15pt" style:font-size-asian="15pt" style:font-name-complex="Courier New" style:font-size-complex="15pt"/>
    </style:style>
    <style:style style:name="P2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3pt" fo:language="ru" fo:country="RU" style:font-size-asian="13pt" style:font-name-complex="Courier New" style:font-size-complex="13pt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13pt" fo:font-style="italic" fo:font-weight="normal" style:font-size-asian="13pt" style:font-style-asian="italic" style:font-weight-asian="normal" style:font-name-complex="Courier New" style:font-size-complex="13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13pt" fo:font-style="italic" fo:font-weight="bold" style:font-size-asian="13pt" style:font-style-asian="italic" style:font-weight-asian="bold" style:font-name-complex="Courier New" style:font-size-complex="13pt" style:font-style-complex="italic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Currier new" fo:font-size="15pt" style:font-size-asian="15pt" style:font-name-complex="Courier New" style:font-size-complex="15pt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5pt" style:font-size-asian="15pt" style:font-name-complex="Courier New" style:font-size-complex="15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3pt" fo:language="ru" fo:country="RU" style:font-size-asian="13pt" style:font-name-complex="Courier New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3pt" fo:font-style="normal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3pt" fo:font-weight="bold" style:font-size-asian="13pt" style:font-weight-asian="bold" style:font-name-complex="Courier New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Courier New" fo:font-size="13pt" fo:font-style="normal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" style:family="text">
      <style:text-properties style:font-name="Courier New" fo:font-size="13pt" fo:language="en" fo:country="US" fo:font-style="normal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5" style:family="text">
      <style:text-properties style:font-name="Courier New" fo:font-size="13pt" fo:language="ru" fo:country="RU" fo:font-style="normal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лан диплома «Разработка методов балансировки нагрузки для платформы моделирования сетей NS-3»</text:p>
      <text:p text:style-name="P1"/>
      <table:table table:name="Разделы" table:style-name="Разделы">
        <table:table-column table:style-name="Разделы.A"/>
        <table:table-column table:style-name="Разделы.B"/>
        <table:table-column table:style-name="Разделы.C"/>
        <table:table-column table:style-name="Разделы.D"/>
        <table:table-column table:style-name="Разделы.E"/>
        <table:table-column table:style-name="Разделы.F"/>
        <table:table-header-rows>
          <table:table-row>
            <table:table-cell table:style-name="Разделы.A1" table:number-columns-spanned="3" office:value-type="string">
              <text:p text:style-name="P25">Часть</text:p>
            </table:table-cell>
            <table:covered-table-cell/>
            <table:covered-table-cell/>
            <table:table-cell table:style-name="Разделы.A1" office:value-type="string">
              <text:p text:style-name="P25">Заголовок</text:p>
            </table:table-cell>
            <table:table-cell table:style-name="Разделы.A1" office:value-type="string">
              <text:p text:style-name="P25">Содержание</text:p>
            </table:table-cell>
            <table:table-cell table:style-name="Разделы.F1" office:value-type="string">
              <text:p text:style-name="P25">Страниц</text:p>
            </table:table-cell>
          </table:table-row>
        </table:table-header-rows>
        <table:table-row>
          <table:table-cell table:style-name="Разделы.A2" table:number-rows-spanned="7" office:value-type="float" office:value="1">
            <text:p text:style-name="P16">1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6">Введение</text:p>
          </table:table-cell>
          <table:table-cell table:style-name="Разделы.B2" office:value-type="string">
            <text:p text:style-name="P21"/>
          </table:table-cell>
          <table:table-cell table:style-name="Разделы.F2" office:value-type="string">
            <text:p text:style-name="P9">4<text:span text:style-name="T2">.5</text:span></text:p>
          </table:table-cell>
        </table:table-row>
        <table:table-row>
          <table:covered-table-cell/>
          <table:table-cell table:style-name="Разделы.B2" office:value-type="string">
            <text:p text:style-name="P17">1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Краткое описание существующих сетевых симуляторов</text:p>
          </table:table-cell>
          <table:table-cell table:style-name="Разделы.B2" office:value-type="string">
            <text:p text:style-name="P21"><text:span text:style-name="T2">Введение понятия сетевого симулятора. Обзор</text:span> существующих симуляторов[3]</text:p>
          </table:table-cell>
          <table:table-cell table:style-name="Разделы.F3" office:value-type="float" office:value="1">
            <text:p text:style-name="P8">1</text:p>
          </table:table-cell>
        </table:table-row>
        <table:table-row>
          <table:covered-table-cell/>
          <table:table-cell table:style-name="Разделы.B2" office:value-type="string">
            <text:p text:style-name="P17">2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Более подробное описание симулятора NS-3</text:p>
          </table:table-cell>
          <table:table-cell table:style-name="Разделы.B2" office:value-type="string">
            <text:p text:style-name="P21">Кратко о проекте (когда появился, развитие, современное состояние), основные отличия<text:span text:style-name="T1">[4]</text:span></text:p>
          </table:table-cell>
          <table:table-cell table:style-name="Разделы.F3" office:value-type="float" office:value="1">
            <text:p text:style-name="P8">1</text:p>
          </table:table-cell>
        </table:table-row>
        <table:table-row>
          <table:covered-table-cell/>
          <table:table-cell table:style-name="Разделы.B2" office:value-type="string">
            <text:p text:style-name="P17">3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Пояснение необходимости повышения производительности</text:p>
          </table:table-cell>
          <table:table-cell table:style-name="Разделы.B2" office:value-type="string">
            <text:p text:style-name="P22">Замечание о необходимости увеличения производительности работы симулятора при работе с большими сетями, переход к описанию технологий параллельного программирования</text:p>
          </table:table-cell>
          <table:table-cell table:style-name="Разделы.F2" office:value-type="string">
            <text:p text:style-name="P12">0.5</text:p>
          </table:table-cell>
        </table:table-row>
        <table:table-row>
          <table:covered-table-cell/>
          <table:table-cell table:style-name="Разделы.B2" table:number-rows-spanned="3" office:value-type="string">
            <text:p text:style-name="P17">4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Описание современных технологий параллельного программирования</text:p>
          </table:table-cell>
          <table:table-cell table:style-name="Разделы.B2" office:value-type="string">
            <text:p text:style-name="P22">Описание технологий параллельного программирования и средств профилирования</text:p>
          </table:table-cell>
          <table:table-cell table:style-name="Разделы.F3" office:value-type="float" office:value="2">
            <text:p text:style-name="P8">2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20">a)</text:p>
          </table:table-cell>
          <table:table-cell table:style-name="Разделы.B2" office:value-type="string">
            <text:p text:style-name="P14">Технологии</text:p>
          </table:table-cell>
          <table:table-cell table:style-name="Разделы.B2" office:value-type="string">
            <text:p text:style-name="P21">Краткий обзор технологий, основной упор на <text:s/><text:span text:style-name="T1">многопоточность (</text:span><text:span text:style-name="T2">P</text:span><text:span text:style-name="T1">OSIX, BOOST) и MPI</text:span></text:p>
          </table:table-cell>
          <table:table-cell table:style-name="Разделы.F3" office:value-type="float" office:value="1">
            <text:p text:style-name="P12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Средства профилирования</text:p>
          </table:table-cell>
          <table:table-cell table:style-name="Разделы.B2" office:value-type="string">
            <text:p text:style-name="P21"><text:span text:style-name="T2">Обзор с</text:span><text:span text:style-name="T1">редств профилировки, основной</text:span><text:span text:style-name="T2"> </text:span><text:span text:style-name="T1">упор на Valgrind [1] и Parallel Studio[2]</text:span></text:p>
          </table:table-cell>
          <table:table-cell table:style-name="Разделы.F3" office:value-type="float" office:value="1">
            <text:p text:style-name="P12">1</text:p>
          </table:table-cell>
        </table:table-row>
        <table:table-row>
          <table:table-cell table:style-name="Разделы.A2" table:number-rows-spanned="4" office:value-type="float" office:value="2">
            <text:p text:style-name="P16">2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6">Постановка задачи</text:p>
          </table:table-cell>
          <table:table-cell table:style-name="Разделы.B2" office:value-type="string">
            <text:p text:style-name="P21"/>
          </table:table-cell>
          <table:table-cell table:style-name="Разделы.F2" office:value-type="string">
            <text:p text:style-name="P7">1</text:p>
          </table:table-cell>
        </table:table-row>
        <table:table-row>
          <table:covered-table-cell/>
          <table:table-cell table:style-name="Разделы.B2" office:value-type="string">
            <text:p text:style-name="P17">1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Входные данные</text:p>
          </table:table-cell>
          <table:table-cell table:style-name="Разделы.E10" office:value-type="string">
            <text:p text:style-name="P21">Сетевые модел<text:span text:style-name="T2">и для </text:span><text:span text:style-name="T1">NS-3 </text:span><text:span text:style-name="T2">(Описание топологии сети, трафика)</text:span></text:p>
          </table:table-cell>
          <table:table-cell table:style-name="Разделы.F2" office:value-type="string">
            <text:p text:style-name="P4">0.3</text:p>
          </table:table-cell>
        </table:table-row>
        <table:table-row>
          <table:covered-table-cell/>
          <table:table-cell table:style-name="Разделы.B2" office:value-type="string">
            <text:p text:style-name="P17">2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Ожидаемый результат</text:p>
          </table:table-cell>
          <table:table-cell table:style-name="Разделы.B2" office:value-type="string">
            <text:p text:style-name="P21">Повышение производительности работы симулятора <text:span text:style-name="T1">NS-3</text:span></text:p>
          </table:table-cell>
          <table:table-cell table:style-name="Разделы.F2" office:value-type="string">
            <text:p text:style-name="P4">0.3</text:p>
          </table:table-cell>
        </table:table-row>
        <table:table-row>
          <table:covered-table-cell/>
          <table:table-cell table:style-name="Разделы.B2" office:value-type="string">
            <text:p text:style-name="P17">3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Критерии оценки результата</text:p>
          </table:table-cell>
          <table:table-cell table:style-name="Разделы.B2" office:value-type="string">
            <text:p text:style-name="P21">Сравнение производительности <text:span text:style-name="T2">исходной версии и полученной</text:span> путем измерений времени работы и профилирования</text:p>
          </table:table-cell>
          <table:table-cell table:style-name="Разделы.F2" office:value-type="string">
            <text:p text:style-name="P4">0.4</text:p>
          </table:table-cell>
        </table:table-row>
        <table:table-row>
          <table:table-cell table:style-name="Разделы.B2" table:number-rows-spanned="11" office:value-type="string">
            <text:p text:style-name="P16">3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6">Описание <text:s/>симулятора <text:span text:style-name="T1">NS-3</text:span></text:p>
          </table:table-cell>
          <table:table-cell table:style-name="Разделы.B2" office:value-type="string">
            <text:p text:style-name="P21"/>
          </table:table-cell>
          <table:table-cell table:style-name="Разделы.F13" office:value-type="float" office:value="41398">
            <text:p text:style-name="P7">4.5</text:p>
          </table:table-cell>
        </table:table-row>
        <table:table-row>
          <table:covered-table-cell/>
          <table:table-cell table:style-name="Разделы.B2" table:number-rows-spanned="5" office:value-type="string">
            <text:p text:style-name="P17">1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Архитектура <text:span text:style-name="T1">ns-3</text:span></text:p>
          </table:table-cell>
          <table:table-cell table:style-name="Разделы.B2" office:value-type="string">
            <text:p text:style-name="P21">Введение основных терминов, необходимых для дальнейшего описания алгоритмов</text:p>
          </table:table-cell>
          <table:table-cell table:style-name="Разделы.F2" office:value-type="string">
            <text:p text:style-name="P4">2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Основные понятия</text:p>
          </table:table-cell>
          <table:table-cell table:style-name="Разделы.B2" office:value-type="string">
            <text:p text:style-name="P21">Узлы, События, Приложения</text:p>
          </table:table-cell>
          <table:table-cell table:style-name="Разделы.F3" office:value-type="float" office:value="1">
            <text:p text:style-name="P4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Структурные модули</text:p>
          </table:table-cell>
          <table:table-cell table:style-name="Разделы.B2" office:value-type="string">
            <text:p text:style-name="P23">Core, Network, Helpers</text:p>
          </table:table-cell>
          <table:table-cell table:style-name="Разделы.F3" office:value-type="float" office:value="1">
            <text:p text:style-name="P4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в)</text:p>
          </table:table-cell>
          <table:table-cell table:style-name="Разделы.B2" office:value-type="string">
            <text:p text:style-name="P13">Используемые средства</text:p>
          </table:table-cell>
          <table:table-cell table:style-name="Разделы.B2" office:value-type="string">
            <text:p text:style-name="P23">MPI, <text:span text:style-name="T2">Генератор случайных чисел, др</text:span></text:p>
          </table:table-cell>
          <table:table-cell table:style-name="Разделы.F2" office:value-type="string">
            <text:p text:style-name="P4">0.5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г)</text:p>
          </table:table-cell>
          <table:table-cell table:style-name="Разделы.B2" office:value-type="string">
            <text:p text:style-name="P14">Работа с симулятором</text:p>
          </table:table-cell>
          <table:table-cell table:style-name="Разделы.B2" office:value-type="string">
            <text:p text:style-name="P21">Способы описания топологии сети, генерации трафика<text:span text:style-name="T1">[5]</text:span></text:p>
          </table:table-cell>
          <table:table-cell table:style-name="Разделы.F3" office:value-type="float" office:value="1">
            <text:p text:style-name="P4">1</text:p>
          </table:table-cell>
        </table:table-row>
        <table:table-row>
          <table:covered-table-cell/>
          <table:table-cell table:style-name="Разделы.B2" table:number-rows-spanned="5" office:value-type="string">
            <text:p text:style-name="P17">2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Режимы работы симулятора</text:p>
          </table:table-cell>
          <table:table-cell table:style-name="Разделы.B2" office:value-type="string">
            <text:p text:style-name="P21">Кратко <text:span text:style-name="T2">о существующих режимах</text:span> (описано на <text:s/><text:span text:style-name="T1">WIKI - http://osll.spb.ru/projects/ns3psm/wiki/Network_benchmarks</text:span>)</text:p>
          </table:table-cell>
          <table:table-cell table:style-name="Разделы.F2" office:value-type="string">
            <text:p text:style-name="P4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Обычный режим</text:p>
          </table:table-cell>
          <table:table-cell table:style-name="Разделы.B2" office:value-type="string">
            <text:p text:style-name="P23">Как формируется очередь событий, последовательность выполнения</text:p>
          </table:table-cell>
          <table:table-cell table:style-name="Разделы.F2" office:value-type="string">
            <text:p text:style-name="P4">0.5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Режим реального времени</text:p>
          </table:table-cell>
          <table:table-cell table:style-name="Разделы.B2" office:value-type="string">
            <text:p text:style-name="P22">Отличие от обычного режима</text:p>
          </table:table-cell>
          <table:table-cell table:style-name="Разделы.F2" office:value-type="string">
            <text:p text:style-name="P4">0.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в)</text:p>
          </table:table-cell>
          <table:table-cell table:style-name="Разделы.B2" office:value-type="string">
            <text:p text:style-name="P14">Распределенный режим</text:p>
          </table:table-cell>
          <table:table-cell table:style-name="Разделы.B2" office:value-type="string">
            <text:p text:style-name="P22">Краткое описание алгоритма</text:p>
          </table:table-cell>
          <table:table-cell table:style-name="Разделы.F2" office:value-type="string">
            <text:p text:style-name="P4">0.2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г)</text:p>
          </table:table-cell>
          <table:table-cell table:style-name="Разделы.B2" office:value-type="string">
            <text:p text:style-name="P14">Многопоточный режим</text:p>
          </table:table-cell>
          <table:table-cell table:style-name="Разделы.B2" office:value-type="string">
            <text:p text:style-name="P23">Краткое описание алгоритма</text:p>
          </table:table-cell>
          <table:table-cell table:style-name="Разделы.F2" office:value-type="string">
            <text:p text:style-name="P4">0.2</text:p>
          </table:table-cell>
        </table:table-row>
        <table:table-row>
          <table:table-cell table:style-name="Разделы.A2" table:number-rows-spanned="6" office:value-type="float" office:value="4">
            <text:p text:style-name="P16">4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28">Распараллеливание симулятора <text:span text:style-name="T1">NS-3</text:span></text:p>
          </table:table-cell>
          <table:table-cell table:style-name="Разделы.B2" office:value-type="string">
            <text:p text:style-name="P22">Более подробное описание существующих подходов к распараллеливанию симуляторов в целом, описание реализаций</text:p>
          </table:table-cell>
          <table:table-cell table:style-name="Разделы.F3" office:value-type="float" office:value="5">
            <text:p text:style-name="P7">5</text:p>
          </table:table-cell>
        </table:table-row>
        <table:table-row>
          <table:covered-table-cell/>
          <table:table-cell table:style-name="Разделы.B2" table:number-rows-spanned="3" office:value-type="string">
            <text:p text:style-name="P18">1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27">Общий подход к распараллеливанию симуляторов</text:p>
          </table:table-cell>
          <table:table-cell table:style-name="Разделы.B2" office:value-type="string">
            <text:p text:style-name="P21"/>
          </table:table-cell>
          <table:table-cell table:style-name="Разделы.F3" office:value-type="float" office:value="1">
            <text:p text:style-name="P4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Особенности</text:p>
          </table:table-cell>
          <table:table-cell table:style-name="Разделы.B2" office:value-type="string">
            <text:p text:style-name="P21">Проблемы распараллеливания симуляторов в целом</text:p>
          </table:table-cell>
          <table:table-cell table:style-name="Разделы.F2" office:value-type="string">
            <text:p text:style-name="P4">0.3</text:p>
          </table:table-cell>
        </table:table-row>
        <table:table-row table:style-name="Разделы.27"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Различные походы</text:p>
          </table:table-cell>
          <table:table-cell table:style-name="Разделы.B2" office:value-type="string">
            <text:p text:style-name="P21">Оптимистичный/детерминированный, какие проблемы возникают в том и другом подходах <text:span text:style-name="T2">[6]</text:span></text:p>
          </table:table-cell>
          <table:table-cell table:style-name="Разделы.F2" office:value-type="string">
            <text:p text:style-name="P4">0.7</text:p>
          </table:table-cell>
        </table:table-row>
        <table:table-row table:style-name="Разделы.28">
          <table:covered-table-cell/>
          <table:table-cell table:style-name="Разделы.B2" office:value-type="string">
            <text:p text:style-name="P17">2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Распределенный алгоритм</text:p>
          </table:table-cell>
          <table:table-cell table:style-name="Разделы.E28" office:value-type="string">
            <text:p text:style-name="P21">Описание алгоритма, очереди событий, lookahead, нагрузка вычислительных узлов + картинки (описано на <text:span text:style-name="T1">WIKI - http://osll.spb.ru/projects/ns3psm/wiki/Distributing_algorithm_description_and_profiling</text:span>)</text:p>
          </table:table-cell>
          <table:table-cell table:style-name="Разделы.F3" office:value-type="float" office:value="2">
            <text:p text:style-name="P4">2</text:p>
          </table:table-cell>
        </table:table-row>
        <table:table-row>
          <table:covered-table-cell/>
          <table:table-cell table:style-name="Разделы.B2" office:value-type="string">
            <text:p text:style-name="P17">3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Многопоточный алгоритм</text:p>
          </table:table-cell>
          <table:table-cell table:style-name="Разделы.B2" office:value-type="string">
            <text:p text:style-name="P21">Описание алгоритма, очереди событий, lookahead, нагрузка нитей + картинки<text:span text:style-name="T1"> (</text:span><text:span text:style-name="T2">описано на </text:span><text:span text:style-name="T1">WIKI - </text:span><text:a xlink:type="simple" xlink:href="http://osll.spb.ru/projects/ns3psm/wiki/Multithreading_algorithm_description_and_profiling">http://osll.spb.ru/projects/ns3psm/wiki/Multithreading_algorithm_description_and_profiling</text:a><text:span text:style-name="T1">)</text:span></text:p>
          </table:table-cell>
          <table:table-cell table:style-name="Разделы.F3" office:value-type="float" office:value="2">
            <text:p text:style-name="P4">2</text:p>
          </table:table-cell>
        </table:table-row>
        <table:table-row>
          <table:table-cell table:style-name="Разделы.A2" table:number-rows-spanned="16" office:value-type="float" office:value="5">
            <text:p text:style-name="P16">5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6">Анализ существующих реализаций</text:p>
          </table:table-cell>
          <table:table-cell table:style-name="Разделы.B2" office:value-type="string">
            <text:p text:style-name="P22">Профилирование всех версий, сравнение времени работы, выводы</text:p>
          </table:table-cell>
          <table:table-cell table:style-name="Разделы.F13" office:value-type="float" office:value="41403">
            <text:p text:style-name="P7">9.5</text:p>
          </table:table-cell>
        </table:table-row>
        <table:table-row>
          <table:covered-table-cell/>
          <table:table-cell table:style-name="Разделы.B2" table:number-rows-spanned="5" office:value-type="string">
            <text:p text:style-name="P17">1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Сравнение времени работы</text:p>
          </table:table-cell>
          <table:table-cell table:style-name="Разделы.B2" office:value-type="string">
            <text:p text:style-name="P22"/>
          </table:table-cell>
          <table:table-cell table:style-name="Разделы.F13" office:value-type="float" office:value="41395">
            <text:p text:style-name="P4">2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Описание модели для тестирования</text:p>
          </table:table-cell>
          <table:table-cell table:style-name="Разделы.B2" office:value-type="string">
            <text:p text:style-name="Standard">DARPA NMS Campus Network <text:span text:style-name="T1">[7] </text:span><text:span text:style-name="T2">(+ картинка)</text:span></text:p>
          </table:table-cell>
          <table:table-cell table:style-name="Разделы.F2" office:value-type="string">
            <text:p text:style-name="P4">0.3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Описание средств для тестирования</text:p>
          </table:table-cell>
          <table:table-cell table:style-name="Разделы.B2" office:value-type="string">
            <text:p text:style-name="P22">Процессор, кластер для распределенной версии</text:p>
          </table:table-cell>
          <table:table-cell table:style-name="Разделы.F2" office:value-type="string">
            <text:p text:style-name="P4">0.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в)</text:p>
          </table:table-cell>
          <table:table-cell table:style-name="Разделы.B2" office:value-type="string">
            <text:p text:style-name="P14">Результаты измерений</text:p>
          </table:table-cell>
          <table:table-cell table:style-name="Разделы.B2" office:value-type="string">
            <text:p text:style-name="P22">Таблица с <text:a xlink:type="simple" xlink:href="http://osll.spb.ru/projects/ns3psm/wiki/Network_benchmarks">http://osll.spb.ru/projects/ns3psm/wiki/Network_benchmarks</text:a>, графики</text:p>
          </table:table-cell>
          <table:table-cell table:style-name="Разделы.F13" office:value-type="float" office:value="41395">
            <text:p text:style-name="P4">1.5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г)</text:p>
          </table:table-cell>
          <table:table-cell table:style-name="Разделы.B2" office:value-type="string">
            <text:p text:style-name="P14">Выводы по результатам <text:soft-page-break/>измерений</text:p>
          </table:table-cell>
          <table:table-cell table:style-name="Разделы.B2" office:value-type="string">
            <text:p text:style-name="P22">Выводы</text:p>
          </table:table-cell>
          <table:table-cell table:style-name="Разделы.F2" office:value-type="string">
            <text:p text:style-name="P4">0.1</text:p>
          </table:table-cell>
        </table:table-row>
        <table:table-row>
          <table:covered-table-cell/>
          <table:table-cell table:style-name="Разделы.B2" table:number-rows-spanned="4" office:value-type="string">
            <text:p text:style-name="P17">2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Профилирование обычного режима</text:p>
          </table:table-cell>
          <table:table-cell table:style-name="Разделы.B2" office:value-type="string">
            <text:p text:style-name="P21"/>
          </table:table-cell>
          <table:table-cell table:style-name="Разделы.F2" office:value-type="string">
            <text:p text:style-name="P15">4.5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Профилирование с помощью Valgrind</text:p>
          </table:table-cell>
          <table:table-cell table:style-name="Разделы.B2" office:value-type="string">
            <text:p text:style-name="P21">Большая картинка callgrind (одна страница), комментраии топовых по значению self функций <text:s/>(описано на <text:span text:style-name="T1">WIKI</text:span><text:span text:style-name="T2"> - http://osll.spb.ru/projects/ns3psm/wiki/DefaultSimulatorImpl_profiling</text:span>)</text:p>
          </table:table-cell>
          <table:table-cell table:style-name="Разделы.F2" office:value-type="string">
            <text:p text:style-name="P4">3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Профилирование с помощью Parallel Studio</text:p>
          </table:table-cell>
          <table:table-cell table:style-name="Разделы.B2" office:value-type="string">
            <text:p text:style-name="P21">О занятости только одной нити, структурах <text:span text:style-name="T1">map, reference counts</text:span></text:p>
          </table:table-cell>
          <table:table-cell table:style-name="Разделы.F2" office:value-type="string">
            <text:p text:style-name="P4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в)</text:p>
          </table:table-cell>
          <table:table-cell table:style-name="Разделы.B2" office:value-type="string">
            <text:p text:style-name="P14">Выводы</text:p>
          </table:table-cell>
          <table:table-cell table:style-name="Разделы.B2" office:value-type="string">
            <text:p text:style-name="P21">Основные недостатки, упор на то, что эффективности можно добиться с помощью алгоритмов</text:p>
          </table:table-cell>
          <table:table-cell table:style-name="Разделы.F2" office:value-type="string">
            <text:p text:style-name="P4">0.5</text:p>
          </table:table-cell>
        </table:table-row>
        <table:table-row>
          <table:covered-table-cell/>
          <table:table-cell table:style-name="Разделы.B2" table:number-rows-spanned="3" office:value-type="string">
            <text:p text:style-name="P17">3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Профилирование распределенного режима</text:p>
          </table:table-cell>
          <table:table-cell table:style-name="Разделы.B2" office:value-type="string">
            <text:p text:style-name="P21"/>
          </table:table-cell>
          <table:table-cell table:style-name="Разделы.F3" office:value-type="float" office:value="2">
            <text:p text:style-name="P4">2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24"><text:span text:style-name="T3">Профилирование с помощью </text:span><text:span text:style-name="T4">Cluster</text:span><text:span text:style-name="T5"> studio</text:span> </text:p>
          </table:table-cell>
          <table:table-cell table:style-name="Разделы.B2" office:value-type="string">
            <text:p text:style-name="P26">Результаты профилирования</text:p>
          </table:table-cell>
          <table:table-cell table:style-name="Разделы.F2" office:value-type="string">
            <text:p text:style-name="P4">1.5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Выводы</text:p>
          </table:table-cell>
          <table:table-cell table:style-name="Разделы.B2" office:value-type="string">
            <text:p text:style-name="P21">Основные недостатки (статическое разбиение пользователем по узлам), <text:span text:style-name="T1">hotspots</text:span></text:p>
          </table:table-cell>
          <table:table-cell table:style-name="Разделы.F2" office:value-type="string">
            <text:p text:style-name="P4">0.5</text:p>
          </table:table-cell>
        </table:table-row>
        <table:table-row>
          <table:covered-table-cell/>
          <table:table-cell table:style-name="Разделы.B2" table:number-rows-spanned="3" office:value-type="string">
            <text:p text:style-name="P17">4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Профилирование многопоточного режима</text:p>
          </table:table-cell>
          <table:table-cell table:style-name="Разделы.B2" office:value-type="string">
            <text:p text:style-name="P23"/>
          </table:table-cell>
          <table:table-cell table:style-name="Разделы.F3" office:value-type="float" office:value="2">
            <text:p text:style-name="P8">2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Профилирование с помощью Parallel Studio</text:p>
          </table:table-cell>
          <table:table-cell table:style-name="Разделы.B2" office:value-type="string">
            <text:p text:style-name="P21">Parallel studio (картинки), по результатам </text:p>
          </table:table-cell>
          <table:table-cell table:style-name="Разделы.F2" office:value-type="string">
            <text:p text:style-name="P4">1.5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Выводы</text:p>
          </table:table-cell>
          <table:table-cell table:style-name="Разделы.B2" office:value-type="string">
            <text:p text:style-name="P21">Основные недостатки, <text:span text:style-name="T1">hotspots</text:span></text:p>
          </table:table-cell>
          <table:table-cell table:style-name="Разделы.F2" office:value-type="string">
            <text:p text:style-name="P4">0.5</text:p>
          </table:table-cell>
        </table:table-row>
        <table:table-row>
          <table:table-cell table:style-name="Разделы.A2" table:number-rows-spanned="6" office:value-type="float" office:value="6">
            <text:p text:style-name="P16">6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10">Основная часть</text:p>
          </table:table-cell>
          <table:table-cell table:style-name="Разделы.B2" office:value-type="string">
            <text:p text:style-name="P21"/>
          </table:table-cell>
          <table:table-cell table:style-name="Разделы.F3" office:value-type="float" office:value="25">
            <text:p text:style-name="P7">25</text:p>
          </table:table-cell>
        </table:table-row>
        <table:table-row>
          <table:covered-table-cell/>
          <table:table-cell table:style-name="Разделы.B2" office:value-type="string">
            <text:p text:style-name="P17">1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5">Описание иде<text:span text:style-name="T2">й</text:span> и, возможно, реализации <text:span text:style-name="T2">оптимизации обычного режима за счет использования других структур данных</text:span></text:p>
          </table:table-cell>
          <table:table-cell table:style-name="Разделы.B2" office:value-type="string">
            <text:p text:style-name="P21">Замена <text:span text:style-name="T1">map, </text:span><text:span text:style-name="T2">счетчика ссылок</text:span></text:p>
            <text:p text:style-name="P22">Результаты</text:p>
            <text:p text:style-name="P22">Пояснение, что такими способам сильного увеличения производительности не будет и что необходимо изменение самого алгоритма работы симулятора</text:p>
          </table:table-cell>
          <table:table-cell table:style-name="Разделы.F3" office:value-type="float" office:value="4">
            <text:p text:style-name="P4">4</text:p>
          </table:table-cell>
        </table:table-row>
        <table:table-row>
          <table:covered-table-cell/>
          <table:table-cell table:style-name="Разделы.B2" table:number-rows-spanned="4" office:value-type="string">
            <text:p text:style-name="P17">2)</text:p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11">Разработка алгоритма</text:p>
          </table:table-cell>
          <table:table-cell table:style-name="Разделы.B2" office:value-type="string">
            <text:p text:style-name="P22">Описание идей. Для идей, которые получилось осуществить, описание реализации</text:p>
          </table:table-cell>
          <table:table-cell table:style-name="Разделы.F2" office:value-type="string">
            <text:p text:style-name="P4"/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а)</text:p>
          </table:table-cell>
          <table:table-cell table:style-name="Разделы.B2" office:value-type="string">
            <text:p text:style-name="P14">Полуоптимистический подход</text:p>
          </table:table-cell>
          <table:table-cell table:style-name="Разделы.B2" office:value-type="string">
            <text:p text:style-name="P21">Идем вперед в разбиениях, но каждые <text:span text:style-name="T1">N*Lookahead с</text:span><text:span text:style-name="T2">екунд синхронизируемся и сохраняем состояние системы (+ возможное изменение </text:span><text:span text:style-name="T1">N </text:span><text:span text:style-name="T2">в ходе выполнения)</text:span></text:p>
            <text:p text:style-name="P22"/>
            <text:p text:style-name="P22"><text:soft-page-break/>Пока, эта идея нравится больше всего</text:p>
          </table:table-cell>
          <table:table-cell table:style-name="Разделы.F3" office:value-type="float" office:value="10">
            <text:p text:style-name="P4">10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б)</text:p>
          </table:table-cell>
          <table:table-cell table:style-name="Разделы.B2" office:value-type="string">
            <text:p text:style-name="P14">«Умные» события</text:p>
          </table:table-cell>
          <table:table-cell table:style-name="Разделы.B2" office:value-type="string">
            <text:p text:style-name="P21">Выделяются события, которые пересылаются в другой вычислительный узел (для распределенного алгоритма), то есть которые могут повлиять на другие вычислительные узлы и синхронизаци<text:span text:style-name="T2">и</text:span> происходит перед этими событиями</text:p>
            <text:p text:style-name="P21"/>
            <text:p text:style-name="P21">Не уверена, что получится, так как либо <text:span text:style-name="T2">при создании</text:span> <text:span text:style-name="T2">event-ов (например, приложениями) надо знать о разбиении, хотя разбиение относится непосредственно к классу </text:span><text:span text:style-name="T1">Simulator</text:span><text:span text:style-name="T2">, либо сам </text:span><text:span text:style-name="T1">Simulator </text:span><text:span text:style-name="T2">должен разбираться в типах event-ов, что отрицательно может сказаться на архитектуре</text:span></text:p>
          </table:table-cell>
          <table:table-cell table:style-name="Разделы.F3" office:value-type="float" office:value="1">
            <text:p text:style-name="P4">1</text:p>
          </table:table-cell>
        </table:table-row>
        <table:table-row>
          <table:covered-table-cell/>
          <table:covered-table-cell/>
          <table:table-cell table:style-name="Разделы.B2" office:value-type="string">
            <text:p text:style-name="P19">в)</text:p>
          </table:table-cell>
          <table:table-cell table:style-name="Разделы.B2" office:value-type="string">
            <text:p text:style-name="P14">Балансировка нагрузки вычислительных узлов в распределенной версии</text:p>
          </table:table-cell>
          <table:table-cell table:style-name="Разделы.B2" office:value-type="string">
            <text:p text:style-name="P21">На данный момент разделение нагрузки происходит статически пользователем. Можно попробовать на основе, например, статистики загрузки узлов, попробовать перебрасывать узлы сети между вычислительными узлами динамически</text:p>
            <text:p text:style-name="P21"/>
            <text:p text:style-name="P21">Идея тоже кажется хорошей, можно, например вычислять степень загруженности вычислительных узлов (например, количество событий/сек или между этапами синхронизации), правда для определения каких именно узлов стоит перебросить необходимы дополнительные метрики</text:p>
          </table:table-cell>
          <table:table-cell table:style-name="Разделы.F3" office:value-type="float" office:value="10">
            <text:p text:style-name="P4">10</text:p>
          </table:table-cell>
        </table:table-row>
        <table:table-row>
          <table:table-cell table:style-name="Разделы.A2" office:value-type="float" office:value="7">
            <text:p text:style-name="P16">7</text:p>
          </table:table-cell>
          <table:table-cell table:style-name="Разделы.B2" office:value-type="string">
            <text:p text:style-name="P17"/>
          </table:table-cell>
          <table:table-cell table:style-name="Разделы.B2" office:value-type="string">
            <text:p text:style-name="P19"/>
          </table:table-cell>
          <table:table-cell table:style-name="Разделы.B2" office:value-type="string">
            <text:p text:style-name="P10">Заключение</text:p>
          </table:table-cell>
          <table:table-cell table:style-name="Разделы.B2" office:value-type="string">
            <text:p text:style-name="P21">Сравнение результатов работы полученных реализаций с исходными. Выводы. Что не получилось (почему), что получилось (каким образом).</text:p>
          </table:table-cell>
          <table:table-cell table:style-name="Разделы.F2" office:value-type="string">
            <text:p text:style-name="P7">2</text:p>
          </table:table-cell>
        </table:table-row>
      </table:table>
      <text:p text:style-name="P2">Итого страниц: 41.5 </text:p>
      <text:p text:style-name="P2"/>
      <text:p text:style-name="P1"/>
      <text:p text:style-name="P1">Литература</text:p>
      <text:p text:style-name="P1"/>
      <text:p text:style-name="Standard">1 – Документация к Valgrind <text:span text:style-name="T2">http://valgrind.org/docs/manual/manual.html</text:span></text:p>
      <text:p text:style-name="Standard">2 - Документация к Parallel studio http://www.ixbt.com/soft/intel-parallel-amplifier.shtml</text:p>
      <text:p text:style-name="Standard"><text:span text:style-name="T1">3 - </text:span>An Evaluation of the Network Simulators in Large-Scale Distributed Simulations http://www.academia.edu/2715111/An_evaluation_of_the_network_simulators_in_large-scale_distributed_simulations</text:p>
      <text:p text:style-name="Standard">4 – <text:span text:style-name="T2">Описание </text:span>NS-3 <text:a xlink:type="simple" xlink:href="http://www.nsnam.org/docs/proposal/project.pdf">http://www.nsnam.org/docs/proposal/project.pdf</text:a></text:p>
      <text:p text:style-name="P3">5 – <text:span text:style-name="T2">Мануал к </text:span>NS-3 <text:a xlink:type="simple" xlink:href="http://www.nsnam.org/docs/release/3.16/manual/ns-3-manual.pdf">http://www.nsnam.org/docs/release/3.16/manual/ns-3-manual.pdf</text:a></text:p>
      <text:p text:style-name="P3">6 – <text:span text:style-name="T2">Описание многопоточной версии - </text:span><text:a xlink:type="simple" xlink:href="http://guillaume.segu.in/papers/ns3-multithreading.pdf">http://guillaume.segu.in/papers/ns3-multithreading.pdf</text:a></text:p>
      <text:p text:style-name="Standard"><text:span text:style-name="T1">7 – </text:span><text:span text:style-name="T2">Описание модели </text:span><text:span text:style-name="T2">DARPA NMS Campus Network</text:span><text:span text:style-name="T2"> <text:s/>- http://www.ssfnet.org/Exchange/gallery/baseline/index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rrier new" svg:font-family="'Currier new'"/>
    <style:font-face style:name="Courier New" svg:font-family="'Courier New'" style:font-family-generic="modern"/>
    <style:font-face style:name="BPG Glaho" svg:font-family="'BPG Glaho'" style:font-pitch="variable"/>
    <style:font-face style:name="Likhan" svg:font-family="Likh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94cm" fo:margin-bottom="0.714cm" fo:margin-left="0.697cm" fo:margin-right="0.7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18T11:31:37</meta:creation-date>
    <meta:generator>OpenOffice.org/3.4.1$Win32 OpenOffice.org_project/341m1$Build-9593</meta:generator>
    <dc:date>2013-03-30T22:08:46.38</dc:date>
    <meta:editing-duration>PT12H51M2S</meta:editing-duration>
    <meta:editing-cycles>137</meta:editing-cycles>
    <meta:document-statistic meta:table-count="1" meta:image-count="0" meta:object-count="0" meta:page-count="4" meta:paragraph-count="213" meta:word-count="791" meta:character-count="6534"/>
    <meta:user-defined meta:name="Поле 1"/>
    <meta:user-defined meta:name="Поле 2"/>
    <meta:user-defined meta:name="Поле 3"/>
    <meta:user-defined meta:name="Поле 4"/>
  </office:meta>
</office:document-meta>
</file>